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style:contextual-spacing="true"/>
    </style:style>
    <style:style style:name="P2" style:parent-style-name="Standaard" style:family="paragraph">
      <style:paragraph-properties style:contextual-spacing="true"/>
    </style:style>
    <style:style style:name="P3" style:parent-style-name="Standaard" style:family="paragraph">
      <style:paragraph-properties style:contextual-spacing="true"/>
    </style:style>
    <style:style style:name="P4" style:parent-style-name="Standaard" style:family="paragraph">
      <style:paragraph-properties style:contextual-spacing="true"/>
    </style:style>
    <style:style style:name="P5" style:parent-style-name="Standaard" style:family="paragraph">
      <style:paragraph-properties style:contextual-spacing="true"/>
    </style:style>
    <style:style style:name="P6" style:parent-style-name="Standaard" style:family="paragraph">
      <style:paragraph-properties style:contextual-spacing="true"/>
    </style:style>
    <style:style style:name="P7" style:parent-style-name="Standaard" style:family="paragraph">
      <style:paragraph-properties style:contextual-spacing="true"/>
    </style:style>
    <style:style style:name="P8" style:parent-style-name="Standaard" style:family="paragraph">
      <style:paragraph-properties style:contextual-spacing="true"/>
    </style:style>
    <style:style style:name="P9" style:parent-style-name="Standaard" style:family="paragraph">
      <style:paragraph-properties style:contextual-spacing="true"/>
    </style:style>
    <style:style style:name="P10" style:parent-style-name="Standaard" style:family="paragraph">
      <style:paragraph-properties style:contextual-spacing="true"/>
    </style:style>
    <style:style style:name="P11" style:parent-style-name="Standaard" style:family="paragraph">
      <style:paragraph-properties style:contextual-spacing="true"/>
    </style:style>
    <style:style style:name="P12" style:parent-style-name="Standaard" style:family="paragraph">
      <style:paragraph-properties style:contextual-spacing="true"/>
      <style:text-properties fo:color="#000000" fo:background-color="#00FFFF"/>
    </style:style>
    <style:style style:name="P13" style:parent-style-name="Standaard" style:family="paragraph">
      <style:paragraph-properties style:contextual-spacing="true"/>
      <style:text-properties fo:color="#000000" fo:background-color="#00FFFF"/>
    </style:style>
    <style:style style:name="P14" style:parent-style-name="Standaard" style:family="paragraph">
      <style:paragraph-properties style:contextual-spacing="true"/>
      <style:text-properties fo:color="#000000" fo:background-color="#00FFFF"/>
    </style:style>
    <style:style style:name="P15" style:parent-style-name="Standaard" style:family="paragraph">
      <style:paragraph-properties style:contextual-spacing="true"/>
    </style:style>
    <style:style style:name="T16" style:parent-style-name="Standaardalinea-lettertype" style:family="text">
      <style:text-properties fo:background-color="#00FFFF" style:text-underline-type="single" style:text-underline-style="solid" style:text-underline-width="auto" style:text-underline-mode="continuous"/>
    </style:style>
    <style:style style:name="P17" style:parent-style-name="Standaard" style:family="paragraph">
      <style:paragraph-properties style:contextual-spacing="true"/>
      <style:text-properties style:text-underline-type="single" style:text-underline-style="solid" style:text-underline-width="auto" style:text-underline-mode="continuous"/>
    </style:style>
    <style:style style:name="P18" style:parent-style-name="Standaard" style:family="paragraph">
      <style:paragraph-properties style:contextual-spacing="true"/>
      <style:text-properties style:text-underline-type="single" style:text-underline-style="solid" style:text-underline-width="auto" style:text-underline-mode="continuous"/>
    </style:style>
    <style:style style:name="P19" style:parent-style-name="Standaard" style:family="paragraph">
      <style:paragraph-properties style:contextual-spacing="true"/>
      <style:text-properties style:text-underline-type="single" style:text-underline-style="solid" style:text-underline-width="auto" style:text-underline-mode="continuous"/>
    </style:style>
    <style:style style:name="P20" style:parent-style-name="Standaard" style:family="paragraph">
      <style:paragraph-properties style:contextual-spacing="true"/>
    </style:style>
    <style:style style:name="T21" style:parent-style-name="Hyperlink" style:family="text">
      <style:text-properties style:text-underline-type="none"/>
    </style:style>
    <style:style style:name="P22" style:parent-style-name="Standaard" style:family="paragraph">
      <style:paragraph-properties style:contextual-spacing="true"/>
    </style:style>
    <style:style style:name="P23" style:parent-style-name="Standaard" style:family="paragraph">
      <style:paragraph-properties style:contextual-spacing="true"/>
    </style:style>
    <style:style style:name="P24" style:parent-style-name="Standaard" style:family="paragraph">
      <style:paragraph-properties style:contextual-spacing="true"/>
    </style:style>
    <style:style style:name="T25" style:parent-style-name="Standaardalinea-lettertype" style:family="text">
      <style:text-properties fo:background-color="#FFFF00" style:text-underline-type="single" style:text-underline-style="solid" style:text-underline-width="auto" style:text-underline-mode="continuous"/>
    </style:style>
    <style:style style:name="P26" style:parent-style-name="Standaard" style:family="paragraph">
      <style:paragraph-properties style:contextual-spacing="true"/>
    </style:style>
    <style:style style:name="P27" style:parent-style-name="Standaard" style:family="paragraph">
      <style:paragraph-properties style:contextual-spacing="true"/>
    </style:style>
    <style:style style:name="P28" style:parent-style-name="Standaard" style:family="paragraph">
      <style:paragraph-properties style:contextual-spacing="true"/>
    </style:style>
    <style:style style:name="P29" style:parent-style-name="Standaard" style:family="paragraph">
      <style:paragraph-properties style:contextual-spacing="true"/>
    </style:style>
    <style:style style:name="P30" style:parent-style-name="Standaard" style:family="paragraph">
      <style:paragraph-properties style:contextual-spacing="true"/>
    </style:style>
    <style:style style:name="P31" style:parent-style-name="Standaard" style:family="paragraph">
      <style:paragraph-properties style:contextual-spacing="true"/>
    </style:style>
    <style:style style:name="P32" style:parent-style-name="Standaard" style:family="paragraph">
      <style:paragraph-properties style:contextual-spacing="true"/>
    </style:style>
    <style:style style:name="P33" style:parent-style-name="Standaard" style:family="paragraph">
      <style:paragraph-properties style:contextual-spacing="true"/>
    </style:style>
    <style:style style:name="P34" style:parent-style-name="Standaard" style:family="paragraph">
      <style:paragraph-properties style:contextual-spacing="true"/>
    </style:style>
    <style:style style:name="P35" style:parent-style-name="Standaard" style:family="paragraph">
      <style:paragraph-properties style:contextual-spacing="true"/>
    </style:style>
    <style:style style:name="P36" style:parent-style-name="Standaard" style:family="paragraph">
      <style:paragraph-properties style:contextual-spacing="true"/>
    </style:style>
    <style:style style:name="P37" style:parent-style-name="Standaard" style:family="paragraph">
      <style:paragraph-properties style:contextual-spacing="true"/>
    </style:style>
    <style:style style:name="P38" style:parent-style-name="Standaard" style:family="paragraph">
      <style:paragraph-properties style:contextual-spacing="true"/>
    </style:style>
    <style:style style:name="P39" style:parent-style-name="Standaard" style:family="paragraph">
      <style:paragraph-properties style:contextual-spacing="true"/>
    </style:style>
    <style:style style:name="P40" style:parent-style-name="Standaard" style:family="paragraph">
      <style:paragraph-properties style:contextual-spacing="true"/>
    </style:style>
    <style:style style:name="P41" style:parent-style-name="Standaard" style:family="paragraph">
      <style:paragraph-properties style:contextual-spacing="true"/>
    </style:style>
    <style:style style:name="P42" style:parent-style-name="Standaard" style:family="paragraph">
      <style:paragraph-properties style:contextual-spacing="true"/>
    </style:style>
    <style:style style:name="P43" style:parent-style-name="Standaard" style:family="paragraph">
      <style:paragraph-properties style:contextual-spacing="true"/>
    </style:style>
    <style:style style:name="P44" style:parent-style-name="Standaard" style:family="paragraph">
      <style:paragraph-properties style:contextual-spacing="true"/>
    </style:style>
    <style:style style:name="P45" style:parent-style-name="Standaard" style:family="paragraph">
      <style:paragraph-properties style:contextual-spacing="true"/>
    </style:style>
    <style:style style:name="P46" style:parent-style-name="Standaard" style:family="paragraph">
      <style:paragraph-properties style:contextual-spacing="true"/>
    </style:style>
    <style:style style:name="P47" style:parent-style-name="Standaard" style:family="paragraph">
      <style:paragraph-properties style:contextual-spacing="true"/>
    </style:style>
    <style:style style:name="P48" style:parent-style-name="Standaard" style:family="paragraph">
      <style:paragraph-properties style:contextual-spacing="true"/>
    </style:style>
    <style:style style:name="P49" style:parent-style-name="Standaard" style:family="paragraph">
      <style:paragraph-properties style:contextual-spacing="true"/>
    </style:style>
    <style:style style:name="P50" style:parent-style-name="Standaard" style:family="paragraph">
      <style:paragraph-properties style:contextual-spacing="true"/>
    </style:style>
    <style:style style:name="P51" style:parent-style-name="Standaard" style:family="paragraph">
      <style:paragraph-properties style:contextual-spacing="true"/>
    </style:style>
    <style:style style:name="P52" style:parent-style-name="Standaard" style:family="paragraph">
      <style:paragraph-properties style:contextual-spacing="true"/>
    </style:style>
    <style:style style:name="P53" style:parent-style-name="Standaard" style:family="paragraph">
      <style:paragraph-properties style:contextual-spacing="true"/>
    </style:style>
    <style:style style:name="P54" style:parent-style-name="Standaard" style:family="paragraph">
      <style:paragraph-properties style:contextual-spacing="true"/>
    </style:style>
    <style:style style:name="P55" style:parent-style-name="Standaard" style:family="paragraph">
      <style:paragraph-properties style:contextual-spacing="true"/>
    </style:style>
    <style:style style:name="P56" style:parent-style-name="Standaard" style:family="paragraph">
      <style:paragraph-properties style:contextual-spacing="true"/>
    </style:style>
    <style:style style:name="P57" style:parent-style-name="Standaard" style:family="paragraph">
      <style:paragraph-properties style:contextual-spacing="true"/>
    </style:style>
    <style:style style:name="P58" style:parent-style-name="Standaard" style:family="paragraph">
      <style:paragraph-properties style:contextual-spacing="true"/>
    </style:style>
    <style:style style:name="P59" style:parent-style-name="Standaard" style:family="paragraph">
      <style:paragraph-properties style:contextual-spacing="true"/>
    </style:style>
    <style:style style:name="P60" style:parent-style-name="Standaard" style:family="paragraph">
      <style:paragraph-properties style:contextual-spacing="true"/>
    </style:style>
    <style:style style:name="P61" style:parent-style-name="Standaard" style:family="paragraph">
      <style:paragraph-properties style:contextual-spacing="true"/>
    </style:style>
    <style:style style:name="P62" style:parent-style-name="Standaard" style:family="paragraph">
      <style:paragraph-properties style:contextual-spacing="true"/>
    </style:style>
    <style:style style:name="P63" style:parent-style-name="Standaard" style:family="paragraph">
      <style:paragraph-properties style:contextual-spacing="true"/>
    </style:style>
    <style:style style:name="P64" style:parent-style-name="Standaard" style:family="paragraph">
      <style:paragraph-properties style:contextual-spacing="true"/>
    </style:style>
    <style:style style:name="P65" style:parent-style-name="Standaard" style:family="paragraph">
      <style:paragraph-properties style:contextual-spacing="true"/>
    </style:style>
    <style:style style:name="P66" style:parent-style-name="Standaard" style:family="paragraph">
      <style:paragraph-properties style:contextual-spacing="true"/>
    </style:style>
    <style:style style:name="P67" style:parent-style-name="Standaard" style:family="paragraph">
      <style:paragraph-properties style:contextual-spacing="true"/>
    </style:style>
    <style:style style:name="P68" style:parent-style-name="Standaard" style:family="paragraph">
      <style:paragraph-properties style:contextual-spacing="true"/>
    </style:style>
    <style:style style:name="P69" style:parent-style-name="Standaard" style:family="paragraph">
      <style:paragraph-properties style:contextual-spacing="true"/>
    </style:style>
    <style:style style:name="P70" style:parent-style-name="Standaard" style:family="paragraph">
      <style:paragraph-properties style:contextual-spacing="true"/>
    </style:style>
    <style:style style:name="P71" style:parent-style-name="Standaard" style:family="paragraph">
      <style:paragraph-properties style:contextual-spacing="true"/>
    </style:style>
    <style:style style:name="P72" style:parent-style-name="Standaard" style:family="paragraph">
      <style:paragraph-properties style:contextual-spacing="true"/>
    </style:style>
    <style:style style:name="P73" style:parent-style-name="Standaard" style:family="paragraph">
      <style:paragraph-properties style:contextual-spacing="true"/>
    </style:style>
    <style:style style:name="P74" style:parent-style-name="Standaard" style:family="paragraph">
      <style:paragraph-properties style:contextual-spacing="true"/>
    </style:style>
    <style:style style:name="P75" style:parent-style-name="Standaard" style:family="paragraph">
      <style:paragraph-properties style:contextual-spacing="true"/>
    </style:style>
    <style:style style:name="P76" style:parent-style-name="Standaard" style:family="paragraph">
      <style:paragraph-properties style:contextual-spacing="true"/>
    </style:style>
    <style:style style:name="P77" style:parent-style-name="Standaard" style:family="paragraph">
      <style:paragraph-properties style:contextual-spacing="true"/>
    </style:style>
    <style:style style:name="P78" style:parent-style-name="Standaard" style:family="paragraph">
      <style:paragraph-properties style:contextual-spacing="true"/>
    </style:style>
    <style:style style:name="P79" style:parent-style-name="Standaard" style:family="paragraph">
      <style:paragraph-properties style:contextual-spacing="true"/>
    </style:style>
    <style:style style:name="P80" style:parent-style-name="Standaard" style:family="paragraph">
      <style:paragraph-properties style:contextual-spacing="true"/>
    </style:style>
    <style:style style:name="P81" style:parent-style-name="Standaard" style:family="paragraph">
      <style:paragraph-properties style:contextual-spacing="true"/>
    </style:style>
    <style:style style:name="P82" style:parent-style-name="Standaard" style:family="paragraph">
      <style:paragraph-properties style:contextual-spacing="true"/>
    </style:style>
    <style:style style:name="P83" style:parent-style-name="Standaard" style:family="paragraph">
      <style:paragraph-properties style:contextual-spacing="true"/>
    </style:style>
    <style:style style:name="P84" style:parent-style-name="Standaard" style:family="paragraph">
      <style:paragraph-properties style:contextual-spacing="true"/>
    </style:style>
    <style:style style:name="P85" style:parent-style-name="Standaard" style:family="paragraph">
      <style:paragraph-properties style:contextual-spacing="true"/>
    </style:style>
    <style:style style:name="P86" style:parent-style-name="Standaard" style:family="paragraph">
      <style:paragraph-properties style:contextual-spacing="true"/>
    </style:style>
    <style:style style:name="P87" style:parent-style-name="Standaard" style:family="paragraph">
      <style:paragraph-properties style:contextual-spacing="true"/>
    </style:style>
    <style:style style:name="P88" style:parent-style-name="Standaard" style:family="paragraph">
      <style:paragraph-properties style:contextual-spacing="true"/>
    </style:style>
    <style:style style:name="P89" style:parent-style-name="Standaard" style:family="paragraph">
      <style:paragraph-properties style:contextual-spacing="true"/>
    </style:style>
    <style:style style:name="P90" style:parent-style-name="Standaard" style:family="paragraph">
      <style:paragraph-properties style:contextual-spacing="true"/>
    </style:style>
    <style:style style:name="P91" style:parent-style-name="Standaard" style:family="paragraph">
      <style:paragraph-properties style:contextual-spacing="true"/>
    </style:style>
    <style:style style:name="P92" style:parent-style-name="Standaard" style:family="paragraph">
      <style:paragraph-properties style:contextual-spacing="true"/>
    </style:style>
    <style:style style:name="P93" style:parent-style-name="Standaard" style:family="paragraph">
      <style:paragraph-properties style:contextual-spacing="true"/>
    </style:style>
    <style:style style:name="P94" style:parent-style-name="Standaard" style:family="paragraph">
      <style:paragraph-properties style:contextual-spacing="true"/>
    </style:style>
    <style:style style:name="P95" style:parent-style-name="Standaard" style:family="paragraph">
      <style:paragraph-properties style:contextual-spacing="true"/>
    </style:style>
    <style:style style:name="P96" style:parent-style-name="Standaard" style:family="paragraph">
      <style:paragraph-properties style:contextual-spacing="true"/>
    </style:style>
    <style:style style:name="P97" style:parent-style-name="Standaard" style:family="paragraph">
      <style:paragraph-properties style:contextual-spacing="true"/>
    </style:style>
    <style:style style:name="P98" style:parent-style-name="Standaard" style:family="paragraph">
      <style:paragraph-properties style:contextual-spacing="true"/>
    </style:style>
    <style:style style:name="P99" style:parent-style-name="Standaard" style:family="paragraph">
      <style:paragraph-properties style:contextual-spacing="true"/>
    </style:style>
    <style:style style:name="P100" style:parent-style-name="Standaard" style:family="paragraph">
      <style:paragraph-properties style:contextual-spacing="true"/>
    </style:style>
    <style:style style:name="P101" style:parent-style-name="Standaard" style:family="paragraph">
      <style:paragraph-properties style:contextual-spacing="true"/>
      <style:text-properties style:text-underline-type="single" style:text-underline-style="solid" style:text-underline-width="auto" style:text-underline-mode="continuous"/>
    </style:style>
    <style:style style:name="P102" style:parent-style-name="Standaard" style:family="paragraph">
      <style:paragraph-properties style:contextual-spacing="true"/>
      <style:text-properties fo:background-color="#FFFF00" style:text-underline-type="single" style:text-underline-style="solid" style:text-underline-width="auto" style:text-underline-mode="continuous"/>
    </style:style>
    <style:style style:name="P103" style:parent-style-name="Standaard" style:family="paragraph">
      <style:paragraph-properties style:contextual-spacing="true"/>
    </style:style>
    <style:style style:name="P104" style:parent-style-name="Standaard" style:family="paragraph">
      <style:paragraph-properties style:contextual-spacing="true"/>
    </style:style>
    <style:style style:name="P105" style:parent-style-name="Standaard" style:family="paragraph">
      <style:paragraph-properties style:contextual-spacing="true"/>
    </style:style>
    <style:style style:name="P106" style:parent-style-name="Standaard" style:family="paragraph">
      <style:paragraph-properties style:contextual-spacing="true"/>
    </style:style>
    <style:style style:name="P107" style:parent-style-name="Standaard" style:family="paragraph">
      <style:paragraph-properties style:contextual-spacing="true"/>
    </style:style>
    <style:style style:name="P108" style:parent-style-name="Standaard" style:family="paragraph">
      <style:paragraph-properties style:contextual-spacing="true"/>
    </style:style>
    <style:style style:name="P109" style:parent-style-name="Standaard" style:family="paragraph">
      <style:paragraph-properties style:contextual-spacing="true"/>
    </style:style>
    <style:style style:name="P110" style:parent-style-name="Standaard" style:family="paragraph">
      <style:paragraph-properties style:contextual-spacing="true"/>
    </style:style>
    <style:style style:name="P111" style:parent-style-name="Standaard" style:family="paragraph">
      <style:paragraph-properties style:contextual-spacing="true"/>
    </style:style>
    <style:style style:name="P112" style:parent-style-name="Standaard" style:family="paragraph">
      <style:paragraph-properties style:contextual-spacing="true"/>
    </style:style>
    <style:style style:name="P113" style:parent-style-name="Standaard" style:family="paragraph">
      <style:paragraph-properties style:contextual-spacing="true"/>
    </style:style>
    <style:style style:name="P114" style:parent-style-name="Standaard" style:family="paragraph">
      <style:paragraph-properties style:contextual-spacing="true"/>
    </style:style>
    <style:style style:name="P115" style:parent-style-name="Standaard" style:family="paragraph">
      <style:paragraph-properties style:contextual-spacing="true"/>
    </style:style>
    <style:style style:name="P116" style:parent-style-name="Standaard" style:family="paragraph">
      <style:paragraph-properties style:contextual-spacing="true"/>
    </style:style>
    <style:style style:name="P117" style:parent-style-name="Standaard" style:family="paragraph">
      <style:paragraph-properties style:contextual-spacing="true"/>
    </style:style>
    <style:style style:name="P118" style:parent-style-name="Standaard" style:family="paragraph">
      <style:paragraph-properties style:contextual-spacing="true"/>
    </style:style>
    <style:style style:name="P119" style:parent-style-name="Standaard" style:family="paragraph">
      <style:paragraph-properties style:contextual-spacing="true"/>
    </style:style>
    <style:style style:name="P120" style:parent-style-name="Standaard" style:family="paragraph">
      <style:paragraph-properties style:contextual-spacing="true"/>
    </style:style>
    <style:style style:name="P121" style:parent-style-name="Standaard" style:family="paragraph">
      <style:paragraph-properties style:contextual-spacing="true"/>
    </style:style>
    <style:style style:name="P122" style:parent-style-name="Standaard" style:family="paragraph">
      <style:paragraph-properties style:contextual-spacing="true"/>
    </style:style>
    <style:style style:name="P123" style:parent-style-name="Standaard" style:family="paragraph">
      <style:paragraph-properties style:contextual-spacing="true"/>
    </style:style>
    <style:style style:name="P124" style:parent-style-name="Standaard" style:family="paragraph">
      <style:paragraph-properties style:contextual-spacing="true"/>
    </style:style>
    <style:style style:name="P125" style:parent-style-name="Standaard" style:family="paragraph">
      <style:paragraph-properties style:contextual-spacing="true"/>
    </style:style>
    <style:style style:name="P126" style:parent-style-name="Standaard" style:family="paragraph">
      <style:paragraph-properties style:contextual-spacing="true"/>
    </style:style>
    <style:style style:name="P127" style:parent-style-name="Standaard" style:family="paragraph">
      <style:paragraph-properties style:contextual-spacing="true"/>
    </style:style>
    <style:style style:name="P128" style:parent-style-name="Standaard" style:family="paragraph">
      <style:paragraph-properties style:contextual-spacing="true"/>
    </style:style>
    <style:style style:name="P129" style:parent-style-name="Standaard" style:family="paragraph">
      <style:paragraph-properties style:contextual-spacing="true"/>
    </style:style>
    <style:style style:name="P130" style:parent-style-name="Standaard" style:family="paragraph">
      <style:paragraph-properties style:contextual-spacing="true"/>
    </style:style>
    <style:style style:name="P131" style:parent-style-name="Standaard" style:family="paragraph">
      <style:paragraph-properties style:contextual-spacing="true"/>
    </style:style>
    <style:style style:name="P132" style:parent-style-name="Standaard" style:family="paragraph">
      <style:paragraph-properties style:contextual-spacing="true"/>
    </style:style>
    <style:style style:name="P133" style:parent-style-name="Standaard" style:family="paragraph">
      <style:paragraph-properties style:contextual-spacing="true"/>
    </style:style>
    <style:style style:name="P134" style:parent-style-name="Standaard" style:family="paragraph">
      <style:paragraph-properties style:contextual-spacing="true"/>
    </style:style>
    <style:style style:name="P135" style:parent-style-name="Standaard" style:family="paragraph">
      <style:paragraph-properties style:contextual-spacing="true"/>
    </style:style>
    <style:style style:name="P136" style:parent-style-name="Standaard" style:family="paragraph">
      <style:paragraph-properties style:contextual-spacing="true"/>
    </style:style>
    <style:style style:name="P137" style:parent-style-name="Standaard" style:family="paragraph">
      <style:paragraph-properties style:contextual-spacing="true"/>
    </style:style>
    <style:style style:name="P138" style:parent-style-name="Standaard" style:family="paragraph">
      <style:paragraph-properties style:contextual-spacing="true"/>
    </style:style>
    <style:style style:name="P139" style:parent-style-name="Standaard" style:family="paragraph">
      <style:paragraph-properties style:contextual-spacing="true"/>
    </style:style>
    <style:style style:name="P140" style:parent-style-name="Standaard" style:family="paragraph">
      <style:paragraph-properties style:contextual-spacing="true"/>
    </style:style>
    <style:style style:name="P141" style:parent-style-name="Standaard" style:family="paragraph">
      <style:paragraph-properties style:contextual-spacing="true"/>
    </style:style>
    <style:style style:name="P142" style:parent-style-name="Standaard" style:family="paragraph">
      <style:paragraph-properties style:contextual-spacing="true"/>
    </style:style>
    <style:style style:name="P143" style:parent-style-name="Standaard" style:family="paragraph">
      <style:paragraph-properties style:contextual-spacing="true"/>
    </style:style>
    <style:style style:name="P144" style:parent-style-name="Standaard" style:family="paragraph">
      <style:paragraph-properties style:contextual-spacing="true"/>
    </style:style>
    <style:style style:name="P145" style:parent-style-name="Standaard" style:family="paragraph">
      <style:paragraph-properties style:contextual-spacing="true"/>
    </style:style>
    <style:style style:name="P146" style:parent-style-name="Standaard" style:family="paragraph">
      <style:paragraph-properties style:contextual-spacing="true"/>
    </style:style>
    <style:style style:name="P147" style:parent-style-name="Standaard" style:family="paragraph">
      <style:paragraph-properties style:contextual-spacing="true"/>
    </style:style>
    <style:style style:name="P148" style:parent-style-name="Standaard" style:family="paragraph">
      <style:paragraph-properties style:contextual-spacing="true"/>
    </style:style>
    <style:style style:name="P149" style:parent-style-name="Standaard" style:family="paragraph">
      <style:paragraph-properties style:contextual-spacing="true"/>
    </style:style>
    <style:style style:name="P150" style:parent-style-name="Standaard" style:family="paragraph">
      <style:paragraph-properties style:contextual-spacing="true"/>
    </style:style>
    <style:style style:name="P151" style:parent-style-name="Standaard" style:family="paragraph">
      <style:paragraph-properties style:contextual-spacing="true"/>
    </style:style>
    <style:style style:name="P152" style:parent-style-name="Standaard" style:family="paragraph">
      <style:paragraph-properties style:contextual-spacing="true"/>
    </style:style>
    <style:style style:name="P153" style:parent-style-name="Standaard" style:family="paragraph">
      <style:paragraph-properties style:contextual-spacing="true"/>
    </style:style>
    <style:style style:name="P154" style:parent-style-name="Standaard" style:family="paragraph">
      <style:paragraph-properties style:contextual-spacing="true"/>
    </style:style>
    <style:style style:name="P155" style:parent-style-name="Standaard" style:family="paragraph">
      <style:paragraph-properties style:contextual-spacing="true"/>
    </style:style>
    <style:style style:name="P156" style:parent-style-name="Standaard" style:family="paragraph">
      <style:paragraph-properties style:contextual-spacing="true"/>
    </style:style>
    <style:style style:name="P157" style:parent-style-name="Standaard" style:family="paragraph">
      <style:paragraph-properties style:contextual-spacing="true"/>
    </style:style>
    <style:style style:name="P158" style:parent-style-name="Standaard" style:family="paragraph">
      <style:paragraph-properties style:contextual-spacing="true"/>
    </style:style>
    <style:style style:name="P159" style:parent-style-name="Standaard" style:family="paragraph">
      <style:paragraph-properties style:contextual-spacing="true"/>
    </style:style>
    <style:style style:name="P160" style:parent-style-name="Standaard" style:family="paragraph">
      <style:paragraph-properties style:contextual-spacing="true"/>
    </style:style>
    <style:style style:name="P161" style:parent-style-name="Standaard" style:family="paragraph">
      <style:paragraph-properties style:contextual-spacing="true"/>
    </style:style>
    <style:style style:name="P162" style:parent-style-name="Standaard" style:family="paragraph">
      <style:paragraph-properties style:contextual-spacing="true"/>
    </style:style>
    <style:style style:name="P163" style:parent-style-name="Standaard" style:family="paragraph">
      <style:paragraph-properties style:contextual-spacing="true"/>
    </style:style>
    <style:style style:name="P164" style:parent-style-name="Standaard" style:family="paragraph">
      <style:paragraph-properties style:contextual-spacing="true"/>
    </style:style>
    <style:style style:name="P165" style:parent-style-name="Standaard" style:family="paragraph">
      <style:paragraph-properties style:contextual-spacing="true"/>
    </style:style>
    <style:style style:name="P166" style:parent-style-name="Standaard" style:family="paragraph">
      <style:paragraph-properties style:contextual-spacing="true"/>
    </style:style>
    <style:style style:name="P167" style:parent-style-name="Standaard" style:family="paragraph">
      <style:paragraph-properties style:contextual-spacing="true"/>
    </style:style>
    <style:style style:name="P168" style:parent-style-name="Standaard" style:family="paragraph">
      <style:paragraph-properties style:contextual-spacing="true"/>
    </style:style>
    <style:style style:name="P169" style:parent-style-name="Standaard" style:family="paragraph">
      <style:paragraph-properties style:contextual-spacing="true"/>
    </style:style>
    <style:style style:name="P170" style:parent-style-name="Standaard" style:family="paragraph">
      <style:paragraph-properties style:contextual-spacing="true"/>
    </style:style>
    <style:style style:name="P171" style:parent-style-name="Standaard" style:family="paragraph">
      <style:paragraph-properties style:contextual-spacing="true"/>
    </style:style>
    <style:style style:name="P172" style:parent-style-name="Standaard" style:family="paragraph">
      <style:paragraph-properties style:contextual-spacing="true"/>
    </style:style>
    <style:style style:name="P173" style:parent-style-name="Standaard" style:family="paragraph">
      <style:paragraph-properties style:contextual-spacing="true"/>
    </style:style>
    <style:style style:name="P174" style:parent-style-name="Standaard" style:family="paragraph">
      <style:paragraph-properties style:contextual-spacing="true"/>
    </style:style>
    <style:style style:name="P175" style:parent-style-name="Standaard" style:family="paragraph">
      <style:paragraph-properties style:contextual-spacing="true"/>
    </style:style>
    <style:style style:name="P176" style:parent-style-name="Standaard" style:family="paragraph">
      <style:paragraph-properties style:contextual-spacing="true"/>
    </style:style>
    <style:style style:name="P177" style:parent-style-name="Standaard" style:family="paragraph">
      <style:paragraph-properties style:contextual-spacing="true"/>
    </style:style>
    <style:style style:name="P178" style:parent-style-name="Standaard" style:family="paragraph">
      <style:paragraph-properties style:contextual-spacing="true"/>
    </style:style>
    <style:style style:name="P179" style:parent-style-name="Standaard" style:family="paragraph">
      <style:paragraph-properties style:contextual-spacing="true"/>
    </style:style>
    <style:style style:name="P180" style:parent-style-name="Standaard" style:family="paragraph">
      <style:paragraph-properties style:contextual-spacing="true"/>
    </style:style>
    <style:style style:name="P181" style:parent-style-name="Standaard" style:family="paragraph">
      <style:paragraph-properties style:contextual-spacing="true"/>
    </style:style>
    <style:style style:name="P182" style:parent-style-name="Standaard" style:family="paragraph">
      <style:paragraph-properties style:contextual-spacing="true"/>
    </style:style>
    <style:style style:name="P183" style:parent-style-name="Standaard" style:family="paragraph">
      <style:paragraph-properties style:contextual-spacing="true"/>
    </style:style>
    <style:style style:name="P184" style:parent-style-name="Standaard" style:family="paragraph">
      <style:paragraph-properties style:contextual-spacing="true"/>
    </style:style>
    <style:style style:name="P185" style:parent-style-name="Standaard" style:family="paragraph">
      <style:paragraph-properties style:contextual-spacing="true"/>
    </style:style>
    <style:style style:name="P186" style:parent-style-name="Standaard" style:family="paragraph">
      <style:paragraph-properties style:contextual-spacing="true"/>
    </style:style>
    <style:style style:name="P187" style:parent-style-name="Standaard" style:family="paragraph">
      <style:paragraph-properties style:contextual-spacing="true"/>
    </style:style>
    <style:style style:name="P188" style:parent-style-name="Standaard" style:family="paragraph">
      <style:paragraph-properties style:contextual-spacing="true"/>
    </style:style>
    <style:style style:name="P189" style:parent-style-name="Standaard" style:family="paragraph">
      <style:paragraph-properties style:contextual-spacing="true"/>
    </style:style>
    <style:style style:name="P190" style:parent-style-name="Standaard" style:family="paragraph">
      <style:paragraph-properties style:contextual-spacing="true"/>
    </style:style>
    <style:style style:name="P191" style:parent-style-name="Standaard" style:family="paragraph">
      <style:paragraph-properties style:contextual-spacing="true"/>
    </style:style>
    <style:style style:name="P192" style:parent-style-name="Standaard" style:family="paragraph">
      <style:paragraph-properties style:contextual-spacing="true"/>
    </style:style>
    <style:style style:name="P193" style:parent-style-name="Standaard" style:family="paragraph">
      <style:paragraph-properties style:contextual-spacing="true"/>
    </style:style>
    <style:style style:name="P194" style:parent-style-name="Standaard" style:family="paragraph">
      <style:paragraph-properties style:contextual-spacing="true"/>
    </style:style>
    <style:style style:name="P195" style:parent-style-name="Standaard" style:family="paragraph">
      <style:paragraph-properties style:contextual-spacing="true"/>
    </style:style>
    <style:style style:name="P196" style:parent-style-name="Standaard" style:family="paragraph">
      <style:paragraph-properties style:contextual-spacing="true"/>
    </style:style>
    <style:style style:name="P197" style:parent-style-name="Standaard" style:family="paragraph">
      <style:paragraph-properties style:contextual-spacing="true"/>
    </style:style>
    <style:style style:name="P198" style:parent-style-name="Standaard" style:family="paragraph">
      <style:paragraph-properties style:contextual-spacing="true"/>
    </style:style>
    <style:style style:name="P199" style:parent-style-name="Standaard" style:family="paragraph">
      <style:paragraph-properties style:contextual-spacing="true"/>
    </style:style>
    <style:style style:name="P200" style:parent-style-name="Standaard" style:family="paragraph">
      <style:paragraph-properties style:contextual-spacing="true"/>
    </style:style>
    <style:style style:name="P201" style:parent-style-name="Standaard" style:family="paragraph">
      <style:paragraph-properties style:contextual-spacing="true"/>
    </style:style>
    <style:style style:name="P202" style:parent-style-name="Standaard" style:family="paragraph">
      <style:paragraph-properties style:contextual-spacing="true"/>
    </style:style>
    <style:style style:name="P203" style:parent-style-name="Standaard" style:family="paragraph">
      <style:paragraph-properties style:contextual-spacing="true"/>
    </style:style>
    <style:style style:name="P204" style:parent-style-name="Standaard" style:family="paragraph">
      <style:paragraph-properties style:contextual-spacing="true"/>
    </style:style>
    <style:style style:name="P205" style:parent-style-name="Standaard" style:family="paragraph">
      <style:paragraph-properties style:contextual-spacing="true"/>
    </style:style>
    <style:style style:name="P206" style:parent-style-name="Standaard" style:family="paragraph">
      <style:paragraph-properties style:contextual-spacing="true"/>
    </style:style>
    <style:style style:name="P207" style:parent-style-name="Standaard" style:family="paragraph">
      <style:paragraph-properties style:contextual-spacing="true"/>
    </style:style>
    <style:style style:name="P208" style:parent-style-name="Standaard" style:family="paragraph">
      <style:paragraph-properties style:contextual-spacing="true"/>
    </style:style>
    <style:style style:name="P209" style:parent-style-name="Standaard" style:family="paragraph">
      <style:paragraph-properties style:contextual-spacing="true"/>
    </style:style>
    <style:style style:name="P210" style:parent-style-name="Standaard" style:family="paragraph">
      <style:paragraph-properties style:contextual-spacing="true"/>
    </style:style>
    <style:style style:name="P211" style:parent-style-name="Standaard" style:family="paragraph">
      <style:paragraph-properties style:contextual-spacing="true"/>
    </style:style>
    <style:style style:name="P212" style:parent-style-name="Standaard" style:family="paragraph">
      <style:paragraph-properties style:contextual-spacing="true"/>
    </style:style>
    <style:style style:name="P213" style:parent-style-name="Standaard" style:family="paragraph">
      <style:paragraph-properties style:contextual-spacing="true"/>
    </style:style>
    <style:style style:name="P214" style:parent-style-name="Standaard" style:family="paragraph">
      <style:paragraph-properties style:contextual-spacing="true"/>
    </style:style>
    <style:style style:name="T215" style:parent-style-name="Standaardalinea-lettertype" style:family="text">
      <style:text-properties fo:background-color="#FFFF00" style:text-underline-type="single" style:text-underline-style="solid" style:text-underline-width="auto" style:text-underline-mode="continuous"/>
    </style:style>
    <style:style style:name="P216" style:parent-style-name="Standaard" style:family="paragraph">
      <style:paragraph-properties style:contextual-spacing="true"/>
      <style:text-properties style:text-underline-type="single" style:text-underline-style="solid" style:text-underline-width="auto" style:text-underline-mode="continuous"/>
    </style:style>
    <style:style style:name="P217" style:parent-style-name="Standaard" style:family="paragraph">
      <style:paragraph-properties style:contextual-spacing="true"/>
      <style:text-properties style:text-underline-type="single" style:text-underline-style="solid" style:text-underline-width="auto" style:text-underline-mode="continuous"/>
    </style:style>
    <style:style style:name="P218" style:parent-style-name="Standaard" style:family="paragraph">
      <style:paragraph-properties style:contextual-spacing="true"/>
    </style:style>
    <style:style style:name="P219" style:parent-style-name="Standaard" style:family="paragraph">
      <style:paragraph-properties style:contextual-spacing="true"/>
    </style:style>
    <style:style style:name="P220" style:parent-style-name="Standaard" style:family="paragraph">
      <style:paragraph-properties style:contextual-spacing="true"/>
    </style:style>
    <style:style style:name="P221" style:parent-style-name="Standaard" style:family="paragraph">
      <style:paragraph-properties style:contextual-spacing="true"/>
    </style:style>
    <style:style style:name="P222" style:parent-style-name="Standaard" style:family="paragraph">
      <style:paragraph-properties style:contextual-spacing="true"/>
    </style:style>
    <style:style style:name="P223" style:parent-style-name="Standaard" style:family="paragraph">
      <style:paragraph-properties style:contextual-spacing="true"/>
    </style:style>
    <style:style style:name="P224" style:parent-style-name="Standaard" style:family="paragraph">
      <style:paragraph-properties style:contextual-spacing="true"/>
    </style:style>
    <style:style style:name="P225" style:parent-style-name="Standaard" style:family="paragraph">
      <style:paragraph-properties style:contextual-spacing="true"/>
    </style:style>
    <style:style style:name="P226" style:parent-style-name="Standaard" style:family="paragraph">
      <style:paragraph-properties style:contextual-spacing="true"/>
    </style:style>
    <style:style style:name="P227" style:parent-style-name="Standaard" style:family="paragraph">
      <style:paragraph-properties style:contextual-spacing="true"/>
    </style:style>
    <style:style style:name="P228" style:parent-style-name="Standaard" style:family="paragraph">
      <style:paragraph-properties style:contextual-spacing="true"/>
    </style:style>
    <style:style style:name="P229" style:parent-style-name="Standaard" style:family="paragraph">
      <style:paragraph-properties style:contextual-spacing="true"/>
    </style:style>
    <style:style style:name="P230" style:parent-style-name="Standaard" style:family="paragraph">
      <style:paragraph-properties style:contextual-spacing="true"/>
    </style:style>
    <style:style style:name="P231" style:parent-style-name="Standaard" style:family="paragraph">
      <style:paragraph-properties style:contextual-spacing="true"/>
    </style:style>
    <style:style style:name="P232" style:parent-style-name="Standaard" style:family="paragraph">
      <style:paragraph-properties style:contextual-spacing="true"/>
    </style:style>
    <style:style style:name="P233" style:parent-style-name="Standaard" style:family="paragraph">
      <style:paragraph-properties style:contextual-spacing="true"/>
    </style:style>
    <style:style style:name="P234" style:parent-style-name="Standaard" style:family="paragraph">
      <style:paragraph-properties style:contextual-spacing="true"/>
    </style:style>
    <style:style style:name="P235" style:parent-style-name="Standaard" style:family="paragraph">
      <style:paragraph-properties style:contextual-spacing="true"/>
    </style:style>
    <style:style style:name="P236" style:parent-style-name="Standaard" style:family="paragraph">
      <style:paragraph-properties style:contextual-spacing="true"/>
    </style:style>
    <style:style style:name="P237" style:parent-style-name="Standaard" style:family="paragraph">
      <style:paragraph-properties style:contextual-spacing="true"/>
    </style:style>
    <style:style style:name="P238" style:parent-style-name="Standaard" style:family="paragraph">
      <style:paragraph-properties style:contextual-spacing="true"/>
    </style:style>
    <style:style style:name="P239" style:parent-style-name="Standaard" style:family="paragraph">
      <style:paragraph-properties style:contextual-spacing="true"/>
    </style:style>
    <style:style style:name="P240" style:parent-style-name="Standaard" style:family="paragraph">
      <style:paragraph-properties style:contextual-spacing="true"/>
    </style:style>
    <style:style style:name="P241" style:parent-style-name="Standaard" style:family="paragraph">
      <style:paragraph-properties style:contextual-spacing="true"/>
    </style:style>
    <style:style style:name="P242" style:parent-style-name="Standaard" style:family="paragraph">
      <style:paragraph-properties style:contextual-spacing="true"/>
    </style:style>
    <style:style style:name="P243" style:parent-style-name="Standaard" style:family="paragraph">
      <style:paragraph-properties style:contextual-spacing="true"/>
    </style:style>
    <style:style style:name="P244" style:parent-style-name="Standaard" style:family="paragraph">
      <style:paragraph-properties style:contextual-spacing="true"/>
    </style:style>
    <style:style style:name="P245" style:parent-style-name="Standaard" style:family="paragraph">
      <style:paragraph-properties style:contextual-spacing="true"/>
    </style:style>
    <style:style style:name="P246" style:parent-style-name="Standaard" style:family="paragraph">
      <style:paragraph-properties style:contextual-spacing="true"/>
    </style:style>
    <style:style style:name="P247" style:parent-style-name="Standaard" style:family="paragraph">
      <style:paragraph-properties style:contextual-spacing="true"/>
    </style:style>
    <style:style style:name="P248" style:parent-style-name="Standaard" style:family="paragraph">
      <style:paragraph-properties style:contextual-spacing="true"/>
    </style:style>
    <style:style style:name="P249" style:parent-style-name="Standaard" style:family="paragraph">
      <style:paragraph-properties style:contextual-spacing="true"/>
    </style:style>
    <style:style style:name="P250" style:parent-style-name="Standaard" style:family="paragraph">
      <style:paragraph-properties style:contextual-spacing="true"/>
    </style:style>
    <style:style style:name="P251" style:parent-style-name="Standaard" style:family="paragraph">
      <style:paragraph-properties style:contextual-spacing="true"/>
    </style:style>
    <style:style style:name="P252" style:parent-style-name="Standaard" style:family="paragraph">
      <style:paragraph-properties style:contextual-spacing="true"/>
    </style:style>
    <style:style style:name="P253" style:parent-style-name="Standaard" style:family="paragraph">
      <style:paragraph-properties style:contextual-spacing="true"/>
    </style:style>
    <style:style style:name="P254" style:parent-style-name="Standaard" style:family="paragraph">
      <style:paragraph-properties style:contextual-spacing="true"/>
    </style:style>
    <style:style style:name="P255" style:parent-style-name="Standaard" style:family="paragraph">
      <style:paragraph-properties style:contextual-spacing="true"/>
    </style:style>
    <style:style style:name="P256" style:parent-style-name="Standaard" style:family="paragraph">
      <style:paragraph-properties style:contextual-spacing="true"/>
    </style:style>
    <style:style style:name="P257" style:parent-style-name="Standaard" style:family="paragraph">
      <style:paragraph-properties style:contextual-spacing="true"/>
    </style:style>
    <style:style style:name="P258" style:parent-style-name="Standaard" style:family="paragraph">
      <style:paragraph-properties style:contextual-spacing="true"/>
    </style:style>
    <style:style style:name="P259" style:parent-style-name="Standaard" style:family="paragraph">
      <style:paragraph-properties style:contextual-spacing="true"/>
    </style:style>
    <style:style style:name="P260" style:parent-style-name="Standaard" style:family="paragraph">
      <style:paragraph-properties style:contextual-spacing="true"/>
    </style:style>
    <style:style style:name="P261" style:parent-style-name="Standaard" style:family="paragraph">
      <style:paragraph-properties style:contextual-spacing="true"/>
    </style:style>
    <style:style style:name="P262" style:parent-style-name="Standaard" style:family="paragraph">
      <style:paragraph-properties style:contextual-spacing="true"/>
    </style:style>
    <style:style style:name="P263" style:parent-style-name="Standaard" style:family="paragraph">
      <style:paragraph-properties style:contextual-spacing="true"/>
    </style:style>
    <style:style style:name="P264" style:parent-style-name="Standaard" style:family="paragraph">
      <style:paragraph-properties style:contextual-spacing="true"/>
    </style:style>
    <style:style style:name="P265" style:parent-style-name="Standaard" style:family="paragraph">
      <style:paragraph-properties style:contextual-spacing="true"/>
    </style:style>
    <style:style style:name="P266" style:parent-style-name="Standaard" style:family="paragraph">
      <style:paragraph-properties style:contextual-spacing="true"/>
    </style:style>
    <style:style style:name="P267" style:parent-style-name="Standaard" style:family="paragraph">
      <style:paragraph-properties style:contextual-spacing="true"/>
    </style:style>
    <style:style style:name="P268" style:parent-style-name="Standaard" style:family="paragraph">
      <style:paragraph-properties style:contextual-spacing="true"/>
    </style:style>
    <style:style style:name="P269" style:parent-style-name="Standaard" style:family="paragraph">
      <style:paragraph-properties style:contextual-spacing="true"/>
    </style:style>
    <style:style style:name="P270" style:parent-style-name="Standaard" style:family="paragraph">
      <style:paragraph-properties style:contextual-spacing="true"/>
    </style:style>
    <style:style style:name="P271" style:parent-style-name="Standaard" style:family="paragraph">
      <style:paragraph-properties style:contextual-spacing="true"/>
    </style:style>
    <style:style style:name="P272" style:parent-style-name="Standaard" style:family="paragraph">
      <style:paragraph-properties style:contextual-spacing="true"/>
    </style:style>
    <style:style style:name="P273" style:parent-style-name="Standaard" style:family="paragraph">
      <style:paragraph-properties style:contextual-spacing="true"/>
    </style:style>
    <style:style style:name="P274" style:parent-style-name="Standaard" style:family="paragraph">
      <style:paragraph-properties style:contextual-spacing="true"/>
    </style:style>
    <style:style style:name="P275" style:parent-style-name="Standaard" style:family="paragraph">
      <style:paragraph-properties style:contextual-spacing="true"/>
    </style:style>
    <style:style style:name="P276" style:parent-style-name="Standaard" style:family="paragraph">
      <style:paragraph-properties style:contextual-spacing="true"/>
    </style:style>
    <style:style style:name="P277" style:parent-style-name="Standaard" style:family="paragraph">
      <style:paragraph-properties style:contextual-spacing="true"/>
    </style:style>
    <style:style style:name="P278" style:parent-style-name="Standaard" style:family="paragraph">
      <style:paragraph-properties style:contextual-spacing="true"/>
    </style:style>
    <style:style style:name="P279" style:parent-style-name="Standaard" style:family="paragraph">
      <style:paragraph-properties style:contextual-spacing="true"/>
    </style:style>
    <style:style style:name="P280" style:parent-style-name="Standaard" style:family="paragraph">
      <style:paragraph-properties style:contextual-spacing="true"/>
    </style:style>
    <style:style style:name="P281" style:parent-style-name="Standaard" style:family="paragraph">
      <style:paragraph-properties style:contextual-spacing="true"/>
    </style:style>
    <style:style style:name="P282" style:parent-style-name="Standaard" style:family="paragraph">
      <style:paragraph-properties style:contextual-spacing="true"/>
    </style:style>
    <style:style style:name="P283" style:parent-style-name="Standaard" style:family="paragraph">
      <style:paragraph-properties style:contextual-spacing="true"/>
    </style:style>
    <style:style style:name="P284" style:parent-style-name="Standaard" style:family="paragraph">
      <style:paragraph-properties style:contextual-spacing="true"/>
    </style:style>
    <style:style style:name="P285" style:parent-style-name="Standaard" style:family="paragraph">
      <style:paragraph-properties style:contextual-spacing="true"/>
    </style:style>
    <style:style style:name="P286" style:parent-style-name="Standaard" style:family="paragraph">
      <style:paragraph-properties style:contextual-spacing="true"/>
    </style:style>
    <style:style style:name="P287" style:parent-style-name="Standaard" style:family="paragraph">
      <style:paragraph-properties style:contextual-spacing="true"/>
    </style:style>
    <style:style style:name="P288" style:parent-style-name="Standaard" style:family="paragraph">
      <style:paragraph-properties style:contextual-spacing="true"/>
    </style:style>
    <style:style style:name="P289" style:parent-style-name="Standaard" style:family="paragraph">
      <style:paragraph-properties style:contextual-spacing="true"/>
    </style:style>
    <style:style style:name="P290" style:parent-style-name="Standaard" style:family="paragraph">
      <style:paragraph-properties style:contextual-spacing="true"/>
    </style:style>
    <style:style style:name="P291" style:parent-style-name="Standaard" style:family="paragraph">
      <style:paragraph-properties style:contextual-spacing="true"/>
    </style:style>
    <style:style style:name="P292" style:parent-style-name="Standaard" style:family="paragraph">
      <style:paragraph-properties style:contextual-spacing="true"/>
    </style:style>
    <style:style style:name="P293" style:parent-style-name="Standaard" style:family="paragraph">
      <style:paragraph-properties style:contextual-spacing="true"/>
    </style:style>
    <style:style style:name="P294" style:parent-style-name="Standaard" style:family="paragraph">
      <style:paragraph-properties style:contextual-spacing="true"/>
    </style:style>
    <style:style style:name="P295" style:parent-style-name="Standaard" style:family="paragraph">
      <style:paragraph-properties style:contextual-spacing="true"/>
    </style:style>
    <style:style style:name="P296" style:parent-style-name="Standaard" style:family="paragraph">
      <style:paragraph-properties style:contextual-spacing="true"/>
    </style:style>
    <style:style style:name="P297" style:parent-style-name="Standaard" style:family="paragraph">
      <style:paragraph-properties style:contextual-spacing="true"/>
    </style:style>
    <style:style style:name="P298" style:parent-style-name="Standaard" style:family="paragraph">
      <style:paragraph-properties style:contextual-spacing="true"/>
    </style:style>
    <style:style style:name="P299" style:parent-style-name="Standaard" style:family="paragraph">
      <style:paragraph-properties style:contextual-spacing="true"/>
    </style:style>
    <style:style style:name="P300" style:parent-style-name="Standaard" style:family="paragraph">
      <style:paragraph-properties style:contextual-spacing="true"/>
    </style:style>
    <style:style style:name="P301" style:parent-style-name="Standaard" style:family="paragraph">
      <style:paragraph-properties style:contextual-spacing="true"/>
    </style:style>
    <style:style style:name="P302" style:parent-style-name="Standaard" style:family="paragraph">
      <style:paragraph-properties style:contextual-spacing="true"/>
    </style:style>
    <style:style style:name="P303" style:parent-style-name="Standaard" style:family="paragraph">
      <style:paragraph-properties style:contextual-spacing="true"/>
    </style:style>
    <style:style style:name="P304" style:parent-style-name="Standaard" style:family="paragraph">
      <style:paragraph-properties style:contextual-spacing="true"/>
    </style:style>
    <style:style style:name="P305" style:parent-style-name="Standaard" style:family="paragraph">
      <style:paragraph-properties style:contextual-spacing="true"/>
    </style:style>
  </office:automatic-styles>
  <office:body>
    <office:text text:use-soft-page-breaks="true">
      <text:p text:style-name="P1">Pascal Jansen</text:p>
      <text:p text:style-name="P2">Venloseweg 147</text:p>
      <text:p text:style-name="P3">6041 BW <text:s/>ROERMOND</text:p>
      <text:p text:style-name="P4">GSM: 0622961099</text:p>
      <text:p text:style-name="P5">Email:<text:s/><text:a xlink:href="mailto:pascaljansen@outlook.com" office:target-frame-name="_top" xlink:show="replace"><text:span text:style-name="Hyperlink">pascaljansen@outlook.com</text:span></text:a></text:p>
      <text:p text:style-name="P6">Ordernummer: 186578</text:p>
      <text:p text:style-name="P7"/>
      <text:p text:style-name="P8"/>
      <text:p text:style-name="P9">Geachte,</text:p>
      <text:p text:style-name="P10"/>
      <text:p text:style-name="P11">bij deze stuur ik het huiswerk in van hoofdstuk 15. Ik heb hierbij ook gebruik gemaakt van het programma ‘KompoZer’. Hier zitten handige onderdelen in om een HTML/CSS-code te bewerken en snel te kunnen controleren.<text:s/></text:p>
      <text:p text:style-name="P12"/>
      <text:p text:style-name="P13"/>
      <text:p text:style-name="P14"/>
      <text:p text:style-name="P15"><text:span text:style-name="T16">Les_15_huiswerk</text:span></text:p>
      <text:p text:style-name="P17"/>
      <text:p text:style-name="P18">Link naar GitHub-page:</text:p>
      <text:p text:style-name="P19"/>
      <text:p text:style-name="P20"><text:a xlink:href="https://sitesurfer10.github.io/les_15_huiswerk/les_15_huiswerk/index.html" office:target-frame-name="_top" xlink:show="replace"><text:span text:style-name="T21">https://sitesurfer10.github.io/les_15_huiswerk/les_15_huiswerk/index.html</text:span></text:a></text:p>
      <text:p text:style-name="P22"/>
      <text:p text:style-name="P23"/>
      <text:p text:style-name="P24"><text:span text:style-name="T25">index.html</text:span></text:p>
      <text:p text:style-name="P26"/>
      <text:p text:style-name="P27">&lt;!DOCTYPE html&gt;</text:p>
      <text:p text:style-name="P28">&lt;html&gt;&lt;head&gt;</text:p>
      <text:p text:style-name="P29"><text:s text:c="5"/>&lt;meta charset="8-utf"&gt;</text:p>
      <text:p text:style-name="P30"><text:s text:c="5"/>&lt;meta name="author"&gt;</text:p>
      <text:p text:style-name="P31"><text:s text:c="5"/>&lt;meta content="Pascal Jansen"&gt;&lt;title&gt;index&lt;/title&gt;</text:p>
      <text:p text:style-name="P32"><text:s text:c="6"/>&lt;style type="text/css"&gt;</text:p>
      <text:p text:style-name="P33">body{</text:p>
      <text:p text:style-name="P34">background-color: aqua;</text:p>
      <text:p text:style-name="P35">}</text:p>
      <text:p text:style-name="P36">ul{</text:p>
      <text:p text:style-name="P37"><text:s text:c="4"/>align="center";</text:p>
      <text:p text:style-name="P38">}</text:p>
      <text:p text:style-name="P39">a{</text:p>
      <text:p text:style-name="P40">color: rgb(247, 240, 240);</text:p>
      <text:p text:style-name="P41">text-decoration: none;</text:p>
      <text:p text:style-name="P42">}</text:p>
      <text:p text:style-name="P43">li{</text:p>
      <text:p text:style-name="P44">display: inline-block;</text:p>
      <text:p text:style-name="P45">height: 22px;</text:p>
      <text:p text:style-name="P46">width: 100px;</text:p>
      <text:p text:style-name="P47">padding: 12px;</text:p>
      <text:p text:style-name="P48">text-align: center;</text:p>
      <text:p text:style-name="P49">color:<text:s/>rgb(224, 44, 44);</text:p>
      <text:p text:style-name="P50">border-left: 2px solid green;</text:p>
      <text:p text:style-name="P51">border-right: 1px solid green;</text:p>
      <text:soft-page-break/>
      <text:p text:style-name="P52">background-color: olive;</text:p>
      <text:p text:style-name="P53">}</text:p>
      <text:p text:style-name="P54">li:hover{</text:p>
      <text:p text:style-name="P55">background-color: lightgreen;</text:p>
      <text:p text:style-name="P56">border-style: none;</text:p>
      <text:p text:style-name="P57">}</text:p>
      <text:p text:style-name="P58">h1{</text:p>
      <text:p text:style-name="P59">margin-left: 200px;</text:p>
      <text:p text:style-name="P60">}</text:p>
      <text:p text:style-name="P61">div{padding: 5px 5px 5px 5px;</text:p>
      <text:p text:style-name="P62">}</text:p>
      <text:p text:style-name="P63">&lt;/style&gt;&lt;/head&gt;</text:p>
      <text:p text:style-name="P64"/>
      <text:p text:style-name="P65"><text:s text:c="4"/>&lt;body&gt;&lt;div style="text-align: center;"&gt;</text:p>
      <text:p text:style-name="P66"><text:s text:c="2"/>&lt;header style="text-align: center;"&gt;Informatie&lt;/header&gt;</text:p>
      <text:p text:style-name="P67"><text:s text:c="3"/>&lt;/div&gt;&lt;ul style="text-align: center;"&gt;</text:p>
      <text:p text:style-name="P68"><text:s text:c="5"/>&lt;li&gt;&lt;a href="contact.html"&gt;contact&lt;/a&gt;&lt;/li&gt;</text:p>
      <text:p text:style-name="P69"><text:s text:c="5"/>&lt;li&gt;&lt;a href="mijn_cv.html"&gt;mijn cv&lt;/a&gt;&lt;/li&gt;</text:p>
      <text:p text:style-name="P70"><text:s text:c="5"/>&lt;/ul&gt;&lt;div style="text-align: center;"&gt;</text:p>
      <text:p text:style-name="P71">&lt;br&gt;</text:p>
      <text:p text:style-name="P72">&lt;br&gt;</text:p>
      <text:p text:style-name="P73">&lt;img style="width: 125px; height: 150px;" alt="P. Jansen" src="recente%20pasfoto.jpg" align="top"&gt;</text:p>
      <text:p text:style-name="P74">&lt;br&gt;</text:p>
      <text:p text:style-name="P75">&lt;br&gt;</text:p>
      <text:p text:style-name="P76">&lt;br&gt;</text:p>
      <text:p text:style-name="P77">&lt;/div&gt;&lt;p style="text-align: center;"&gt;Op deze pagina kunt u</text:p>
      <text:p text:style-name="P78">informatie vinden betreffende mijn<text:s/>opleidingen en werkervaring. Deze</text:p>
      <text:p text:style-name="P79">info is bijgewerkt tot de meest actuele gegevens.&lt;br&gt;</text:p>
      <text:p text:style-name="P80">Klik op de knoppen boven in beeld voor een overzicht en om contact op</text:p>
      <text:p text:style-name="P81">te nemen.</text:p>
      <text:p text:style-name="P82">&lt;br&gt;</text:p>
      <text:p text:style-name="P83">&lt;br&gt;</text:p>
      <text:p text:style-name="P84"><text:s text:c="2"/>&lt;/p&gt;</text:p>
      <text:p text:style-name="P85"><text:s text:c="4"/>&lt;div style="text-align: center;"&gt;&lt;footer style="text-align: center;"&gt; © Pascal Jansen 2022&lt;/footer&gt;</text:p>
      <text:p text:style-name="P86">&lt;/div&gt;&lt;/body&gt;&lt;/html&gt;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soft-page-break/>
      <text:p text:style-name="P102">mijncv.html</text:p>
      <text:p text:style-name="P103"/>
      <text:p text:style-name="P104">&lt;!DOCTYPE html&gt;</text:p>
      <text:p text:style-name="P105">&lt;html&gt;</text:p>
      <text:p text:style-name="P106"><text:s text:c="4"/>&lt;head&gt;</text:p>
      <text:p text:style-name="P107"><text:s text:c="6"/>&lt;meta charset="8-utf"&gt;</text:p>
      <text:p text:style-name="P108"><text:s text:c="6"/>&lt;meta charset name="author"&gt;</text:p>
      <text:p text:style-name="P109"><text:s text:c="6"/>&lt;meta content="Pascal Jansen"&gt;</text:p>
      <text:p text:style-name="P110"><text:s text:c="6"/>&lt;title&gt;mijn<text:s/>c.v.&lt;/title&gt;</text:p>
      <text:p text:style-name="P111"><text:s text:c="7"/>&lt;style type="text/css"&gt;</text:p>
      <text:p text:style-name="P112">body{</text:p>
      <text:p text:style-name="P113">background-color: aqua;}</text:p>
      <text:p text:style-name="P114">div{</text:p>
      <text:p text:style-name="P115">padding: 20px;</text:p>
      <text:p text:style-name="P116">margin: 100px;</text:p>
      <text:p text:style-name="P117">}</text:p>
      <text:p text:style-name="P118">&lt;/style&gt;</text:p>
      <text:p text:style-name="P119">&lt;/head&gt;</text:p>
      <text:p text:style-name="P120">&lt;body&gt;</text:p>
      <text:p text:style-name="P121">&lt;div style="margin-top: 75px; margin-bottom: 125px; text-align: center;"&gt;</text:p>
      <text:p text:style-name="P122">&lt;header style="text-align: center; background-color: yellow; margin-left: 400px; margin-right: 400px;"&gt;Mijn</text:p>
      <text:p text:style-name="P123">opleidingen en werkervaring&lt;/header&gt;</text:p>
      <text:p text:style-name="P124">&lt;/div&gt;</text:p>
      <text:p text:style-name="P125">&lt;table style="text-align: left; margin-left: auto; margin-right: auto;" border="5" bordercolor="green"&gt;</text:p>
      <text:p text:style-name="P126">&lt;tbody align="center"&gt;</text:p>
      <text:p text:style-name="P127">&lt;tr align="center"&gt;</text:p>
      <text:p text:style-name="P128">&lt;td<text:s/>colspan="3"&gt;Opleiding&lt;/td&gt;</text:p>
      <text:p text:style-name="P129">&lt;/tr&gt;</text:p>
      <text:p text:style-name="P130">&lt;tr align="center"&gt;</text:p>
      <text:p text:style-name="P131">&lt;td&gt;Biologische School te Roermond&lt;/td&gt;</text:p>
      <text:p text:style-name="P132">&lt;td&gt;van 1979 tot 1983&lt;/td&gt;</text:p>
      <text:p text:style-name="P133">&lt;td&gt;diploma behaald&lt;/td&gt;</text:p>
      <text:p text:style-name="P134">&lt;/tr&gt;</text:p>
      <text:p text:style-name="P135">&lt;tr align="center"&gt;</text:p>
      <text:p text:style-name="P136">&lt;td&gt;Laboratoriumschool te Sittard (kmbo)&lt;/td&gt;</text:p>
      <text:p text:style-name="P137">&lt;td&gt;van 1983 tot 1986&lt;/td&gt;</text:p>
      <text:p text:style-name="P138">&lt;td&gt;diploma niet behaald&lt;/td&gt;</text:p>
      <text:p text:style-name="P139">&lt;/tr&gt;</text:p>
      <text:p text:style-name="P140">&lt;tr align="center"&gt;</text:p>
      <text:p text:style-name="P141">&lt;td&gt;C(T)VV te Blerick, opleiding installatie GAWALO&lt;/td&gt;</text:p>
      <text:p text:style-name="P142">&lt;td&gt;van 1988 tot 1992, deeltijdopleiding&lt;/td&gt;</text:p>
      <text:p text:style-name="P143">&lt;td&gt;diploma behaald&lt;/td&gt;</text:p>
      <text:p text:style-name="P144">&lt;/tr&gt;</text:p>
      <text:p text:style-name="P145">&lt;tr align="center"&gt;</text:p>
      <text:p text:style-name="P146">&lt;td&gt;middenstandsdiploma&lt;/td&gt;</text:p>
      <text:p text:style-name="P147">&lt;td&gt;Gilde-opleiding te Roermond&lt;/td&gt;</text:p>
      <text:p text:style-name="P148">&lt;td&gt;diploma behaald in 1990&lt;/td&gt;</text:p>
      <text:p text:style-name="P149">&lt;/tr&gt;</text:p>
      <text:soft-page-break/>
      <text:p text:style-name="P150">&lt;tr align="center"&gt;</text:p>
      <text:p text:style-name="P151">&lt;td&gt;heftruckcertificaat&lt;/td&gt;</text:p>
      <text:p text:style-name="P152">&lt;td&gt;EVO&lt;/td&gt;</text:p>
      <text:p text:style-name="P153">&lt;td&gt;vanaf 1992 certificaat telkens verlengt&lt;/td&gt;</text:p>
      <text:p text:style-name="P154">&lt;/tr&gt;</text:p>
      <text:p text:style-name="P155">&lt;tr align="center"&gt;</text:p>
      <text:p text:style-name="P156">&lt;td colspan="3" height="15"&gt;Werkervaring&lt;/td&gt;</text:p>
      <text:p text:style-name="P157">&lt;/tr&gt;</text:p>
      <text:p text:style-name="P158">&lt;tr align="center"&gt;</text:p>
      <text:p text:style-name="P159">&lt;td&gt;bedrijf/uitzendorganisatie&lt;/td&gt;</text:p>
      <text:p text:style-name="P160">&lt;td&gt;periode&lt;/td&gt;</text:p>
      <text:p text:style-name="P161">&lt;td&gt;functie&lt;/td&gt;</text:p>
      <text:p text:style-name="P162">&lt;/tr&gt;</text:p>
      <text:p text:style-name="P163">&lt;tr align="center"&gt;</text:p>
      <text:p text:style-name="P164">&lt;td&gt;diverse uitzendbureaus&lt;/td&gt;</text:p>
      <text:p text:style-name="P165">&lt;td&gt;1986 - 1998&lt;/td&gt;</text:p>
      <text:p text:style-name="P166">&lt;td&gt;productiemedewerker/heftruckchauffeur&lt;/td&gt;</text:p>
      <text:p text:style-name="P167">&lt;/tr&gt;</text:p>
      <text:p text:style-name="P168">&lt;tr<text:s/>align="center"&gt;</text:p>
      <text:p text:style-name="P169">&lt;td&gt;KOMA - koeltechnische installaties&lt;/td&gt;</text:p>
      <text:p text:style-name="P170">&lt;td&gt;1998 - 2000&lt;/td&gt;</text:p>
      <text:p text:style-name="P171">&lt;td&gt;afwerken deuren koel/vriescellen&lt;/td&gt;</text:p>
      <text:p text:style-name="P172">&lt;/tr&gt;</text:p>
      <text:p text:style-name="P173">&lt;tr align="center"&gt;</text:p>
      <text:p text:style-name="P174">&lt;td&gt;Tempo-Team-Werknet&lt;/td&gt;</text:p>
      <text:p text:style-name="P175">&lt;td&gt;2000 - 2006&lt;/td&gt;</text:p>
      <text:p text:style-name="P176">&lt;td&gt;productiemedewerker/heftruckchauffeur&lt;/td&gt;</text:p>
      <text:p text:style-name="P177">&lt;/tr&gt;</text:p>
      <text:p text:style-name="P178">&lt;tr align="center"&gt;</text:p>
      <text:p text:style-name="P179">&lt;td&gt;diverse uitzendbureaus&lt;/td&gt;</text:p>
      <text:p text:style-name="P180">&lt;td&gt;2006 - 2012&lt;/td&gt;</text:p>
      <text:p text:style-name="P181">&lt;td&gt;gevarieerde werkzaamheden&lt;/td&gt;</text:p>
      <text:p text:style-name="P182">&lt;/tr&gt;</text:p>
      <text:p text:style-name="P183">&lt;tr align="center"&gt;</text:p>
      <text:p text:style-name="P184">&lt;td&gt;via uitzendbureau, Sekisui Roermond&lt;/td&gt;</text:p>
      <text:p text:style-name="P185">&lt;td&gt;juli 2014&lt;/td&gt;</text:p>
      <text:p text:style-name="P186">&lt;td&gt;heftruckchauffeur&lt;/td&gt;</text:p>
      <text:p text:style-name="P187">&lt;/tr&gt;</text:p>
      <text:p text:style-name="P188">&lt;tr align="center"&gt;</text:p>
      <text:p text:style-name="P189">&lt;td&gt;Vos Expeditie te Ittervoort&lt;/td&gt;</text:p>
      <text:p text:style-name="P190">&lt;td&gt;februari 2019 - augustus 2019&lt;/td&gt;</text:p>
      <text:p text:style-name="P191">&lt;td&gt;heftruckchauffeur&lt;/td&gt;</text:p>
      <text:p text:style-name="P192">&lt;/tr&gt;</text:p>
      <text:p text:style-name="P193">&lt;tr align="right"&gt;</text:p>
      <text:p text:style-name="P194">&lt;td style="text-align: center;"&gt;werkzoekend&lt;/td&gt;</text:p>
      <text:p text:style-name="P195">&lt;td style="text-align: center;"&gt;2019 - heden&lt;/td&gt;</text:p>
      <text:p text:style-name="P196">&lt;td<text:s/>style="text-align: center;"&gt; -&lt;/td&gt;</text:p>
      <text:p text:style-name="P197">&lt;/tr&gt;</text:p>
      <text:p text:style-name="P198"><text:s text:c="3"/>&lt;/tbody&gt;</text:p>
      <text:p text:style-name="P199"><text:s text:c="4"/>&lt;/table&gt;</text:p>
      <text:soft-page-break/>
      <text:p text:style-name="P200">&lt;br&gt;</text:p>
      <text:p text:style-name="P201">&lt;br&gt;</text:p>
      <text:p text:style-name="P202">&lt;br&gt;</text:p>
      <text:p text:style-name="P203"><text:s text:c="5"/>&lt;footer style="text-align: center; background-color: yellow; margin-left: 500px; margin-right: 500px;"&gt;Bijgewerkt</text:p>
      <text:p text:style-name="P204">tot oktober 2022&lt;/footer&gt;</text:p>
      <text:p text:style-name="P205">&lt;div style="text-align: center;"&gt;&lt;br&gt;</text:p>
      <text:p text:style-name="P206"><text:s text:c="3"/>&lt;a href="index.html"&gt;terug naar index&lt;/a&gt;</text:p>
      <text:p text:style-name="P207">&lt;/div&gt;</text:p>
      <text:p text:style-name="P208">&lt;/body&gt;</text:p>
      <text:p text:style-name="P209">&lt;/html&gt;</text:p>
      <text:p text:style-name="P210"/>
      <text:p text:style-name="P211"/>
      <text:p text:style-name="P212"/>
      <text:p text:style-name="P213"/>
      <text:p text:style-name="P214"><text:span text:style-name="T215">contact.html</text:span></text:p>
      <text:p text:style-name="P216"/>
      <text:p text:style-name="P217"/>
      <text:p text:style-name="P218">&lt;!DOCTYPE html&gt;</text:p>
      <text:p text:style-name="P219">&lt;html&gt;</text:p>
      <text:p text:style-name="P220"/>
      <text:p text:style-name="P221">&lt;head&gt;</text:p>
      <text:p text:style-name="P222"><text:s text:c="5"/>&lt;meta charset="8-ütf"&gt;</text:p>
      <text:p text:style-name="P223"><text:s text:c="5"/>&lt;meta name="author" content="Pascal Jansen"&gt;</text:p>
      <text:p text:style-name="P224"><text:s text:c="5"/>&lt;title&gt;contact&lt;/title&gt;</text:p>
      <text:p text:style-name="P225"><text:s text:c="5"/>&lt;style type="text/css"&gt;</text:p>
      <text:p text:style-name="P226"><text:s text:c="10"/>body {</text:p>
      <text:p text:style-name="P227"><text:s text:c="15"/>background-color: aqua;</text:p>
      <text:p text:style-name="P228"><text:s text:c="10"/>}</text:p>
      <text:p text:style-name="P229"/>
      <text:p text:style-name="P230"><text:s text:c="10"/>div {</text:p>
      <text:p text:style-name="P231"><text:s text:c="15"/>background-color: aqua;</text:p>
      <text:p text:style-name="P232"><text:s text:c="10"/>}</text:p>
      <text:p text:style-name="P233"/>
      <text:p text:style-name="P234"><text:s text:c="10"/>input[type=text],</text:p>
      <text:p text:style-name="P235"><text:s text:c="10"/>select,</text:p>
      <text:p text:style-name="P236"><text:s text:c="10"/>textarea {</text:p>
      <text:p text:style-name="P237"><text:s text:c="15"/>padding: 12px;</text:p>
      <text:p text:style-name="P238"><text:s text:c="15"/>border: 1px solid aqua;</text:p>
      <text:p text:style-name="P239"><text:s text:c="15"/>border-radius: 4px;</text:p>
      <text:p text:style-name="P240"><text:s text:c="15"/>resize: horizontal;</text:p>
      <text:p text:style-name="P241"><text:s text:c="10"/>}</text:p>
      <text:p text:style-name="P242"/>
      <text:p text:style-name="P243"><text:s text:c="10"/>label {</text:p>
      <text:p text:style-name="P244"><text:s text:c="15"/>padding: 12px 12px 12px 0;</text:p>
      <text:p text:style-name="P245"><text:s text:c="15"/>display: inline-block;</text:p>
      <text:p text:style-name="P246"><text:s text:c="10"/>}</text:p>
      <text:p text:style-name="P247"/>
      <text:p text:style-name="P248"><text:s text:c="10"/>input[type=submit] {</text:p>
      <text:p text:style-name="P249"><text:s text:c="15"/>background-color: rgb(68, 0, 255);</text:p>
      <text:soft-page-break/>
      <text:p text:style-name="P250"><text:s text:c="15"/>color: aqua;</text:p>
      <text:p text:style-name="P251"><text:s text:c="15"/>padding: 12px 20px;</text:p>
      <text:p text:style-name="P252"><text:s text:c="15"/>border: none;</text:p>
      <text:p text:style-name="P253"><text:s text:c="15"/>border-radius: 4px;</text:p>
      <text:p text:style-name="P254"><text:s text:c="15"/>cursor: pointer;</text:p>
      <text:p text:style-name="P255"><text:s text:c="10"/>}</text:p>
      <text:p text:style-name="P256"/>
      <text:p text:style-name="P257"><text:s text:c="10"/>input[type=submit]:hover {</text:p>
      <text:p text:style-name="P258"><text:s text:c="15"/>background-color: #45a049;</text:p>
      <text:p text:style-name="P259"><text:s text:c="10"/>}</text:p>
      <text:p text:style-name="P260"/>
      <text:p text:style-name="P261"><text:s text:c="10"/>.container {</text:p>
      <text:p text:style-name="P262"><text:s text:c="15"/>border-radius: 5px;</text:p>
      <text:p text:style-name="P263"><text:s text:c="15"/>background-color: aqua;</text:p>
      <text:p text:style-name="P264"><text:s text:c="15"/>padding: 20px;</text:p>
      <text:p text:style-name="P265"><text:s text:c="10"/>}</text:p>
      <text:p text:style-name="P266"/>
      <text:p text:style-name="P267"><text:s text:c="10"/>.col-50 {</text:p>
      <text:p text:style-name="P268"><text:s text:c="15"/>float: left;</text:p>
      <text:p text:style-name="P269"><text:s text:c="15"/>width: 50%;</text:p>
      <text:p text:style-name="P270"><text:s text:c="15"/>margin-top: 6px;</text:p>
      <text:p text:style-name="P271"><text:s text:c="10"/>}</text:p>
      <text:p text:style-name="P272"/>
      <text:p text:style-name="P273"><text:s text:c="10"/>.col-50 {</text:p>
      <text:p text:style-name="P274"><text:s text:c="15"/>float: left;</text:p>
      <text:p text:style-name="P275"><text:s text:c="15"/>width: 50%;</text:p>
      <text:p text:style-name="P276"><text:s text:c="15"/>margin-top: 6px;</text:p>
      <text:p text:style-name="P277"><text:s text:c="10"/>}</text:p>
      <text:p text:style-name="P278"/>
      <text:p text:style-name="P279"><text:s text:c="10"/>.row:after {</text:p>
      <text:p text:style-name="P280"><text:s text:c="15"/>content: "";</text:p>
      <text:p text:style-name="P281"><text:s text:c="15"/>display: table;</text:p>
      <text:p text:style-name="P282"><text:s text:c="15"/>clear: both;</text:p>
      <text:p text:style-name="P283"><text:s text:c="10"/>}</text:p>
      <text:p text:style-name="P284"><text:s text:c="5"/>&lt;/style&gt;</text:p>
      <text:p text:style-name="P285">&lt;/head&gt;</text:p>
      <text:p text:style-name="P286"/>
      <text:p text:style-name="P287">&lt;body&gt;</text:p>
      <text:p text:style-name="P288"><text:s text:c="5"/>&lt;div style="text-align: center;" class="container"&gt;</text:p>
      <text:p text:style-name="P289"><text:s text:c="10"/>&lt;form action="/action_page.php"&gt;Contactformulier</text:p>
      <text:p text:style-name="P290"><text:s text:c="15"/>&lt;div class="row"&gt;</text:p>
      <text:p text:style-name="P291"><text:s text:c="20"/>&lt;input placeholder="Voornaam" type="text"&gt;</text:p>
      <text:p text:style-name="P292"><text:s text:c="20"/>&lt;input placeholder="Achternaam" type="text"&gt;</text:p>
      <text:p text:style-name="P293"><text:s text:c="20"/>&lt;input placeholder="Uw emailadres" type="email"&gt;</text:p>
      <text:p text:style-name="P294"><text:s text:c="20"/>&lt;textarea id="subject" name="Onderwerp" placeholder="Uw bericht.." style="height: 20px;"&gt;&lt;/textarea&gt;</text:p>
      <text:p text:style-name="P295"><text:s text:c="15"/>&lt;/div&gt;</text:p>
      <text:p text:style-name="P296"><text:s text:c="15"/>&lt;br&gt;</text:p>
      <text:p text:style-name="P297"><text:s text:c="15"/>&lt;div class="row"&gt;</text:p>
      <text:p text:style-name="P298"><text:s text:c="20"/>&lt;input value="Verstuur" type="submit"&gt;</text:p>
      <text:soft-page-break/>
      <text:p text:style-name="P299"><text:s text:c="15"/>&lt;/div&gt;</text:p>
      <text:p text:style-name="P300"><text:s text:c="10"/>&lt;/form&gt;</text:p>
      <text:p text:style-name="P301"><text:s text:c="10"/>&lt;a href="index.html"&gt;terug naar index&lt;/a&gt;</text:p>
      <text:p text:style-name="P302"><text:s text:c="5"/>&lt;/div&gt;</text:p>
      <text:p text:style-name="P303">&lt;/body&gt;</text:p>
      <text:p text:style-name="P304"/>
      <text:p text:style-name="P305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Jansen</meta:initial-creator>
    <dc:creator>Pascal Jansen</dc:creator>
    <meta:creation-date>2022-10-30T06:18:00Z</meta:creation-date>
    <dc:date>2022-11-07T13:08:00Z</dc:date>
    <meta:template xlink:href="Normal" xlink:type="simple"/>
    <meta:editing-cycles>16</meta:editing-cycles>
    <meta:editing-duration>PT10680S</meta:editing-duration>
    <meta:document-statistic meta:page-count="7" meta:paragraph-count="14" meta:word-count="1082" meta:character-count="7024" meta:row-count="49" meta:non-whitespace-character-count="5956"/>
  </office:meta>
</office:document-meta>
</file>